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90fbf"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90fbf"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rsid="00090fbf"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rsid="00091d7c" officeooo:paragraph-rsid="00091d7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rsid="0009d4c4" officeooo:paragraph-rsid="0009d4c4"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italic" style:text-underline-style="none" fo:font-weight="bold" officeooo:rsid="00090fbf" officeooo:paragraph-rsid="00090fbf"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officeooo:rsid="000b6dee" officeooo:paragraph-rsid="000b6de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b6dee" officeooo:paragraph-rsid="000e490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0b6dee" officeooo:paragraph-rsid="000c64f9" style:font-size-asian="10.5pt" style:font-style-asian="normal" style:font-weight-asian="normal" style:font-size-complex="12pt" style:font-style-complex="normal" style:font-weight-complex="normal"/>
    </style:style>
    <style:style style:name="T1" style:family="text">
      <style:text-properties officeooo:rsid="00091d7c"/>
    </style:style>
    <style:style style:name="T2" style:family="text">
      <style:text-properties style:text-underline-style="none" officeooo:rsid="00090fbf"/>
    </style:style>
    <style:style style:name="T3" style:family="text">
      <style:text-properties style:text-underline-style="none" officeooo:rsid="000c64f9"/>
    </style:style>
    <style:style style:name="T4" style:family="text">
      <style:text-properties officeooo:rsid="000e490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oblème du voyageur de commerce »</text:p>
      <text:p text:style-name="P1"/>
      <text:p text:style-name="P2">ARNAUD Alexia</text:p>
      <text:p text:style-name="P2">BRAZOUSKAYA Darya</text:p>
      <text:p text:style-name="P2">GUNTZ Thomas</text:p>
      <text:p text:style-name="P2"/>
      <text:p text:style-name="P3">Floyd-Warshall :</text:p>
      <text:p text:style-name="P9"><text:span text:style-name="T2"><draw:frame draw:style-name="fr1" draw:name="Objet1" text:anchor-type="as-char" svg:y="-0.443cm" svg:width="8.511cm" svg:height="0.563cm" draw:z-index="0"><draw:object xlink:href="./Object 1" xlink:type="simple" xlink:show="embed" xlink:actuate="onLoad"/><draw:image xlink:href="./ObjectReplacements/Object 1" xlink:type="simple" xlink:show="embed" xlink:actuate="onLoad"/></draw:frame></text:span><text:span text:style-name="T2">, </text:span><text:span text:style-name="T3">cette formule peut s'expliquer de la façon suivante : i et j sont deux sommets du graphe G qui en a n. On cherche le plus court chemin de i à j dont les sommets intermédiaires sont dans 1..k+1. </text:span></text:p>
      <text:p text:style-name="P9"><text:span text:style-name="T3">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span></text:p>
      <text:p text:style-name="P7">La complexité de l'algorithme est O(n³), en effet il y a 3 boucles for imbriquées : une pour le sommet de départ, une pour le sommet d'arrivée et une pour le sommet intermédiaire.</text:p>
      <text:p text:style-name="P3"/>
      <text:p text:style-name="P3"><text:span text:style-name="T1">Énumération</text:span> :</text:p>
      <text:p text:style-name="P3"/>
      <text:p text:style-name="P3">Algorithme glouton :</text:p>
      <text:p text:style-name="P4">La complexité de l’algorithme est O(n^2)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la solution optimale. On peut traiter les problèmes d'assez grande taille.</text:p>
      <text:p text:style-name="P3"/>
      <text:p text:style-name="P3">Algorithme de recherche locale :</text:p>
      <text:p text:style-name="P7">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7">La taille maximale n du problème que l'on peut traiter est assez grande ; <text:span text:style-name="T4">pour n=100, on met 0 .021s.</text:span></text:p>
      <text:p text:style-name="P7"><text:span text:style-name="T4">A partir de quelques échantillons on observe que l</text:span>e pourcentage d'amélioration par rapport à l'algorithme glouton est d'environ : 1<text:span text:style-name="T4">0 %</text:span></text:p>
      <text:p text:style-name="P7"/>
      <text:p text:style-name="P3">Sortir des minimaux locaux:</text:p>
      <text:p text:style-name="P7">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8">La taille maximale n du problème que l'on peut traiter est assez grande ; <text:span text:style-name="T4">pour n=100, on met 0 .39s.</text:span></text:p>
      <text:p text:style-name="P8"><text:span text:style-name="T4">A partir de quelques échantillons on observe que l</text:span>e pourcentage d'amélioration par rapport à l'algorithme de recherche locale est d'environ:<text:span text:style-name="T4">3</text:span> %</text:p>
      <text:p text:style-name="P7"/>
      <text:p text:style-name="P3">Programmation dynamique :</text:p>
      <text:p text:style-name="P3"/>
      <text:p text:style-name="P3">Branch and Bound : </text:p>
      <text:p text:style-name="P3"/>
      <text:p text:style-name="P5">C'est un algorithme qui trouve la solution optimale, mais dont la complexité augmente très vite avec la taille (O(n^2 * c^n), ou c est une certaine constante, ce terme est du au branchement (mais on le fait pas toujours comme on coupe certaines branches), n^2 vient du traitement dans chaque nœud <text:soft-page-break/>(notamment calcul du coût de l'arbre couvrant minimum pour construire la borne inférieure)). Par exemple pour n = 13 on a <text:s/>274 s. </text:p>
      <text:p text:style-name="P3"/>
      <text:p text:style-name="P3">Comparaison des différents algorith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3T16:20:30.392846951</dc:date>
    <meta:editing-duration>P0D</meta:editing-duration>
    <meta:editing-cycles>3</meta:editing-cycles>
    <meta:generator>LibreOffice/4.2.7.2$Linux_X86_64 LibreOffice_project/420m0$Build-2</meta:generator>
    <meta:document-statistic meta:table-count="0" meta:image-count="0" meta:object-count="1" meta:page-count="2" meta:paragraph-count="24" meta:word-count="517" meta:character-count="2904" meta:non-whitespace-character-count="2412"/>
  </office:meta>
</office:document-meta>
</file>

<file path=Object 1/content.xml><?xml version="1.0" encoding="utf-8"?>
<math xmlns="http://www.w3.org/1998/Math/MathML" display="block">
  <semantics>
    <mrow>
      <msup>
        <mi>d</mi>
        <mrow>
          <mo fence="true" stretchy="false">(</mo>
          <mrow>
            <mrow>
              <mi>k</mi>
              <mo stretchy="false">+</mo>
              <mn>1</mn>
            </mrow>
          </mrow>
          <mo fence="true" stretchy="false">)</mo>
        </mrow>
      </msup>
      <mrow>
        <mrow>
          <mo fence="true" stretchy="false">(</mo>
          <mrow>
            <mrow>
              <mi>i</mi>
              <mi>,</mi>
              <mi>j</mi>
            </mrow>
          </mrow>
          <mo fence="true" stretchy="false">)</mo>
        </mrow>
        <mo stretchy="false">=</mo>
        <mi mathvariant="italic">min</mi>
      </mrow>
      <mrow>
        <mo fence="true" stretchy="false">(</mo>
        <mrow>
          <mrow>
            <msup>
              <mi>d</mi>
              <mi>k</mi>
            </msup>
            <mrow>
              <mo fence="true" stretchy="false">(</mo>
              <mrow>
                <mrow>
                  <mi>i</mi>
                  <mi>,</mi>
                  <mi>j</mi>
                </mrow>
              </mrow>
              <mo fence="true" stretchy="false">)</mo>
            </mrow>
            <mi>,</mi>
            <msup>
              <mi>d</mi>
              <mi>k</mi>
            </msup>
            <mrow>
              <mrow>
                <mo fence="true" stretchy="false">(</mo>
                <mrow>
                  <mrow>
                    <mi>i</mi>
                    <mi>,</mi>
                    <mrow>
                      <mi>k</mi>
                      <mo stretchy="false">+</mo>
                      <mn>1</mn>
                    </mrow>
                  </mrow>
                </mrow>
                <mo fence="true" stretchy="false">)</mo>
              </mrow>
              <mo stretchy="false">+</mo>
              <msup>
                <mi>d</mi>
                <mi>k</mi>
              </msup>
            </mrow>
            <mrow>
              <mo fence="true" stretchy="false">(</mo>
              <mrow>
                <mrow>
                  <mrow>
                    <mi>k</mi>
                    <mo stretchy="false">+</mo>
                    <mn>1,</mn>
                  </mrow>
                  <mi>j</mi>
                </mrow>
              </mrow>
              <mo fence="true" stretchy="false">)</mo>
            </mrow>
          </mrow>
        </mrow>
        <mo fence="true" stretchy="false">)</mo>
      </mrow>
    </mrow>
    <annotation encoding="StarMath 5.0">d^(k+1)(i,j)=min (d^k(i,j),d^k(i,k+1)+d^k(k+1,j))</annotation>
  </semantics>
</math>
</file>